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fo:min-height="1.381cm" fo:min-width="1.133cm" draw:shadow-opacity="25%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8.711cm" fo:min-width="1.519cm" draw:shadow="hidden"/>
    </style:style>
    <style:style style:name="gr3" style:family="graphic" style:parent-style-name="objectwithoutfill">
      <style:graphic-properties draw:stroke="none" draw:fill="solid" draw:fill-color="#ffffff" draw:opacity="50%" draw:textarea-vertical-align="middle" draw:shadow-opacity="50%"/>
    </style:style>
    <style:style style:name="P1" style:family="paragraph">
      <loext:graphic-properties draw:opacity="25%"/>
      <style:paragraph-properties fo:text-align="center"/>
      <style:text-properties style:font-name="Arial"/>
    </style:style>
    <style:style style:name="P2" style:family="paragraph">
      <loext:graphic-properties draw:fill-color="#333333"/>
      <style:paragraph-properties fo:text-align="center"/>
      <style:text-properties style:font-name="Arial"/>
    </style:style>
    <style:style style:name="P3" style:family="paragraph">
      <loext:graphic-properties draw:fill="solid" draw:fill-color="#ffffff" draw:opacity="50%"/>
      <style:paragraph-properties fo:text-align="center"/>
      <style:text-properties style:font-name="Arial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07cm" svg:height="2.305cm" draw:transform="skewX (0.00122173047639605) rotate (0.244171562354007) translate (0.125cm 0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2.453cm" svg:height="4.291cm" draw:transform="rotate (0.838979771433674) translate (-0.191091569362363cm 1.73269597856445cm)" svg:viewBox="0 0 2454 4292" svg:d="M1395 2888v1273c0 65-65 130-130 130l-113 1c-65 0-130-66-130-131l-1-1273c0-51 42-103 92-123v-275c0-14 6-29 15-39-646-49-1128-562-1128-1223 0-696 532-1228 1226-1228 696 0 1228 531 1228 1227 0 674-500 1194-1164 1226 9 11 14 24 14 37v275c50 20 91 71 91 123zM1226 101c-638 0-1125 488-1125 1127s488 1126 1126 1126c639 0 1127-488 1127-1127s-488-1126-1128-1126z">
            <text:p/>
          </draw:path>
          <draw:path draw:style-name="gr3" draw:text-style-name="P3" draw:layer="layout" svg:width="1.855cm" svg:height="0.908cm" draw:transform="skewX (0.00174532925199434) rotate (-0.961850950774075) translate (1.86505644227541cm 0.300556295562367cm)" svg:viewBox="0 0 1856 909" svg:d="M0 905c523-724 1441-292 1856 4-219-531-470-980-1111-900-434 47-643 503-745 89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07T20:38:11.063824585</dc:date>
    <meta:editing-duration>PT6M36S</meta:editing-duration>
    <meta:editing-cycles>4</meta:editing-cycles>
    <meta:generator>LibreOffice/7.4.0.3$MacOSX_X86_64 LibreOffice_project/f85e47c08ddd19c015c0114a68350214f7066f5a</meta:generator>
    <meta:document-statistic meta:object-count="4"/>
  </office:meta>
</office:document-meta>
</file>